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7545" officeooo:paragraph-rsid="00117545"/>
    </style:style>
    <style:style style:name="P2" style:family="paragraph" style:parent-style-name="Standard">
      <style:text-properties officeooo:rsid="00123cdc" officeooo:paragraph-rsid="00123cdc"/>
    </style:style>
    <style:style style:name="P3" style:family="paragraph" style:parent-style-name="Standard">
      <style:text-properties officeooo:rsid="00123cdc" officeooo:paragraph-rsid="00123cdc"/>
    </style:style>
    <style:style style:name="P4" style:family="paragraph" style:parent-style-name="Standard">
      <style:text-properties officeooo:rsid="0014c899" officeooo:paragraph-rsid="0014c899"/>
    </style:style>
    <style:style style:name="T1" style:family="text">
      <style:text-properties fo:font-size="15pt" style:text-underline-style="solid" style:text-underline-width="auto" style:text-underline-color="font-color" fo:font-weight="bold" officeooo:rsid="00117545" style:font-size-asian="13.1000003814697pt" style:font-weight-asian="bold" style:font-size-complex="15pt" style:font-weight-complex="bold"/>
    </style:style>
    <style:style style:name="T2" style:family="text">
      <style:text-properties officeooo:rsid="00123cdc"/>
    </style:style>
    <style:style style:name="T3" style:family="text">
      <style:text-properties officeooo:rsid="001255bf"/>
    </style:style>
    <style:style style:name="T4" style:family="text">
      <style:text-properties officeooo:rsid="0013aac6"/>
    </style:style>
    <style:style style:name="T5" style:family="text">
      <style:text-properties officeooo:rsid="0014c8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MOCKS</text:span></text:p>
      <text:p text:style-name="P1"/>
      <text:p text:style-name="P1">1. Find number of set bits using the efficient method ?</text:p>
      <text:p text:style-name="P1"><text:tab/>Clue : n = n &amp; (n – 1)</text:p>
      <text:p text:style-name="P1">2. Time complexity of all sortings.</text:p>
      <text:p text:style-name="P1"/>
      <text:p text:style-name="P1">3.Finding only the type of machine ?</text:p>
      <text:p text:style-name="P1"><text:tab/>Clue : readelf , uname -m</text:p>
      <text:p text:style-name="P1"/>
      <text:p text:style-name="P1">4.Difference between (a) macro <text:s/>(b) functions <text:s/>(c) typedef <text:s/>(d)inline functions <text:s/>(e) constant (f) <text:span text:style-name="T4">enum</text:span></text:p>
      <text:p text:style-name="P1"/>
      <text:p text:style-name="P1">5. check wheather a given number is a prime and palindrome ?</text:p>
      <text:p text:style-name="P1"/>
      <text:p text:style-name="P1">6.find length of the <text:s/>str<text:span text:style-name="T3">i</text:span>ng using recursion ?</text:p>
      <text:p text:style-name="P1"/>
      <text:p text:style-name="P1">7.Inline function </text:p>
      <text:p text:style-name="P1"/>
      <text:p text:style-name="P1">8.gdb</text:p>
      <text:p text:style-name="P1"><text:tab/>refer gdb reference card pdf.</text:p>
      <text:p text:style-name="P1"/>
      <text:p text:style-name="P1">9.<text:span text:style-name="T2">Defining a macro on command line.</text:span></text:p>
      <text:p text:style-name="P1"><text:tab/><text:span text:style-name="T2">Clue : gcc -DMAX= 190...</text:span></text:p>
      <text:p text:style-name="P1"><text:tab/><text:tab/><text:span text:style-name="T3">gcc <text:s/>-D'large(a,b)=a&gt;b?a:b' ....</text:span></text:p>
      <text:p text:style-name="P2"/>
      <text:p text:style-name="P2">10.Finding greatest of two numbers without relational, logical, conditional, bitwise operators ?</text:p>
      <text:p text:style-name="P2"/>
      <text:p text:style-name="P2"><text:tab/>Clue : ((a &gt; b) * <text:s/>a ) + (( b &gt; a) * b)</text:p>
      <text:p text:style-name="P2"/>
      <text:p text:style-name="P2">11. <text:span text:style-name="T5">Difference b/w arrays and pointers</text:span></text:p>
      <text:p text:style-name="P2"/>
      <text:p text:style-name="P4">12. cllassification of data types.</text:p>
      <text:p text:style-name="P4"><text:tab/></text:p>
      <text:p text:style-name="P4"/>
      <text:p text:style-name="P4">13. int a[10],int b[10],a = b &amp; a++,illegal. why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20:33:57.253137806</meta:creation-date>
    <dc:date>2017-02-09T09:00:12.093157113</dc:date>
    <meta:editing-duration>PT7M34S</meta:editing-duration>
    <meta:editing-cycles>5</meta:editing-cycles>
    <meta:generator>LibreOffice/4.2.4.2$Linux_x86 LibreOffice_project/420m0$Build-2</meta:generator>
    <meta:document-statistic meta:table-count="0" meta:image-count="0" meta:object-count="0" meta:page-count="1" meta:paragraph-count="21" meta:word-count="142" meta:character-count="798" meta:non-whitespace-character-count="654"/>
  </office:meta>
</office:document-meta>
</file>